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992" officeooo:paragraph-rsid="00162992"/>
    </style:style>
    <style:style style:name="P2" style:family="paragraph" style:parent-style-name="Standard">
      <style:text-properties fo:font-size="14pt" officeooo:rsid="00162992" officeooo:paragraph-rsid="00162992" style:font-size-asian="14pt" style:font-size-complex="14pt"/>
    </style:style>
    <style:style style:name="P3" style:family="paragraph" style:parent-style-name="Standard">
      <style:text-properties officeooo:paragraph-rsid="00162992"/>
    </style:style>
    <style:style style:name="T1" style:family="text">
      <style:text-properties fo:font-size="14pt" officeooo:rsid="00162992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62992" style:font-size-asian="13pt" style:font-size-complex="13pt"/>
    </style:style>
    <style:style style:name="T4" style:family="text">
      <style:text-properties style:text-position="super 58%" fo:font-size="13pt" officeooo:rsid="00162992" style:font-size-asian="13pt" style:font-size-complex="13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an Carreter García, secretari de l’IES JOAN RAMIS I RAMIS</text:p>
      <text:p text:style-name="P2"/>
      <text:p text:style-name="P3"><text:span text:style-name="T1">CERTIFIC: </text:span><text:span text:style-name="T3">Que, d'acord amb els antecedents que consten en els arxius d'aquest departament, el senyor David Sánchez Cabanillas, amb DNI núm. (...) , comunica que els alumnes estan cursant 1</text:span><text:span text:style-name="T4">r</text:span><text:span text:style-name="T3"> SMX en aquest centre.</text:span></text:p>
      <text:p text:style-name="P3"><text:span text:style-name="T3"/></text:p>
      <text:p text:style-name="P3"><text:span text:style-name="T3">I, perquè consti, sign aquest certificat amb el vistiplau del director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1"><text:span text:style-name="T2">Maó, 8 de novembre de 2024</text:span></text:p>
      <text:p text:style-name="P1"><text:span text:style-name="T2"/></text:p>
      <text:p text:style-name="P1"><text:span text:style-name="T2">[Signatura]<text:tab/><text:tab/><text:tab/><text:tab/><text:tab/><text:tab/><text:tab/><text:tab/><text:tab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tab/><text:tab/><text:tab/><text:tab/><text:tab/><text:tab/><text:tab/><text:tab/>Vist i plau</text:span></text:p>
      <text:p text:style-name="P1"><text:span text:style-name="T2"><text:tab/><text:tab/><text:tab/><text:tab/><text:tab/><text:tab/><text:tab/><text:tab/> </text:span><text:span text:style-name="T5">El director</text:span></text:p>
      <text:p text:style-name="P1"><text:span text:style-name="T2"/></text:p>
      <text:p text:style-name="P1"><text:span text:style-name="T2"><text:tab/><text:tab/><text:tab/><text:tab/><text:tab/><text:tab/><text:tab/> <text:s text:c="9"/>[Signatura]</text:span></text:p>
      <text:p text:style-name="P1"><text:span text:style-name="T2"/></text:p>
      <text:p text:style-name="P1"><text:span text:style-name="T2"><text:tab/><text:tab/><text:tab/><text:tab/><text:tab/><text:tab/><text:tab/> <text:s text:c="2"/>Jordi Melia Carrera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22:20.898737682</meta:creation-date>
    <dc:date>2024-11-08T11:34:44.501880583</dc:date>
    <meta:editing-duration>PT12M23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9" meta:word-count="71" meta:character-count="484" meta:non-whitespace-character-count="369"/>
  </office:meta>
</office:document-meta>
</file>